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0e57" officeooo:paragraph-rsid="001b0e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 </text:p>
      <text:p text:style-name="P1"/>
      <text:p text:style-name="P1">Un Slider avec 5 photos</text:p>
      <text:p text:style-name="P1"/>
      <text:p text:style-name="P1">Un Footer – GAUMART Traiteur Paris -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Reception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</text:p>
      <text:p text:style-name="P1"/>
      <text:p text:style-name="P1">Un Article : </text:p>
      <text:p text:style-name="P1"><text:tab/><text:tab/>Titre</text:p>
      <text:p text:style-name="P1"><text:tab/><text:tab/>Texte</text:p>
      <text:p text:style-name="P1"><text:tab/><text:tab/>4 Images</text:p>
      <text:p text:style-name="P1"/>
      <text:p text:style-name="P1">Un Footer – GAUMART Traiteur Paris -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Evenement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</text:p>
      <text:p text:style-name="P1"/>
      <text:p text:style-name="P1">Un Article : </text:p>
      <text:p text:style-name="P1"><text:tab/><text:tab/>Titre</text:p>
      <text:p text:style-name="P1"><text:tab/><text:tab/>Texte</text:p>
      <text:p text:style-name="P1"><text:tab/><text:tab/>4 Images</text:p>
      <text:p text:style-name="P1"/>
      <text:p text:style-name="P1">Un Footer – GAUMART Traiteur Paris -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raiteur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</text:p>
      <text:p text:style-name="P1"/>
      <text:p text:style-name="P1">Un Article : </text:p>
      <text:p text:style-name="P1"><text:tab/><text:tab/>Titre</text:p>
      <text:p text:style-name="P1"><text:tab/><text:tab/>Texte</text:p>
      <text:p text:style-name="P1"><text:tab/><text:tab/>4 Images</text:p>
      <text:p text:style-name="P1"/>
      <text:p text:style-name="P1">Un Footer – GAUMART Traiteur Paris -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References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</text:p>
      <text:p text:style-name="P1"/>
      <text:p text:style-name="P1">Un Article : </text:p>
      <text:p text:style-name="P1"><text:tab/><text:tab/>12 Logos</text:p>
      <text:p text:style-name="P1"/>
      <text:p text:style-name="P1">Un Footer – GAUMART Traiteur Paris -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Contact.php</text:p>
      <text:p text:style-name="P1"/>
      <text:p text:style-name="P1">Une Nav avec 4 Menus :</text:p>
      <text:p text:style-name="P1"><text:tab/><text:tab/><text:tab/><text:tab/>Réception d'entreprise</text:p>
      <text:p text:style-name="P1"><text:tab/><text:tab/><text:tab/><text:tab/>Evènements privés</text:p>
      <text:p text:style-name="P1"><text:tab/><text:tab/><text:tab/><text:tab/>Traiteur</text:p>
      <text:p text:style-name="P1"><text:tab/><text:tab/><text:tab/><text:tab/>Nos références</text:p>
      <text:p text:style-name="P1"><text:tab/><text:tab/><text:tab/><text:tab/>Nous Contacter</text:p>
      <text:p text:style-name="P1"/>
      <text:p text:style-name="P1">Un Article : </text:p>
      <text:p text:style-name="P1"><text:tab/><text:tab/>Un Formulaire</text:p>
      <text:p text:style-name="P1"><text:tab/><text:tab/>Liens pour Devis</text:p>
      <text:p text:style-name="P1"><text:tab/><text:tab/>Un Titre</text:p>
      <text:p text:style-name="P1"/>
      <text:p text:style-name="P1">Un Footer – GAUMART Traiteur Paris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2S</meta:editing-duration>
    <meta:editing-cycles>3</meta:editing-cycles>
    <meta:generator>LibreOffice/5.2.6.2$Windows_x86 LibreOffice_project/a3100ed2409ebf1c212f5048fbe377c281438fdc</meta:generator>
    <dc:date>2017-12-21T15:45:17.646000000</dc:date>
    <meta:document-statistic meta:table-count="0" meta:image-count="0" meta:object-count="0" meta:page-count="2" meta:paragraph-count="71" meta:word-count="177" meta:character-count="1684" meta:non-whitespace-character-count="1420"/>
    <meta:user-defined meta:name="Info 1"/>
    <meta:user-defined meta:name="Info 2"/>
    <meta:user-defined meta:name="Info 3"/>
    <meta:user-defined meta:name="Info 4"/>
  </office:meta>
</office:document-meta>
</file>